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ϕ</mo>
        <mi>n</mi>
      </msub>
      <mrow>
        <mo stretchy="false">(</mo>
        <mrow>
          <mi>x</mi>
        </mrow>
        <mo stretchy="false">)</mo>
      </mrow>
      <mrow>
        <mi/>
        <mo stretchy="false">=</mo>
        <mi/>
      </mrow>
      <mstyle mathsize="70%">
        <mrow>
          <mrow>
            <mfenced open="〈" close="〉">
              <mrow>
                <mrow>
                  <mstyle mathsize="120%">
                    <mrow>
                      <mrow>
                        <mi>x</mi>
                      </mrow>
                    </mrow>
                  </mstyle>
                </mrow>
                <mo stretchy="false">∣</mo>
                <mrow>
                  <mstyle mathsize="120%">
                    <mrow>
                      <mrow>
                        <mi>n</mi>
                      </mrow>
                    </mrow>
                  </mstyle>
                </mrow>
              </mrow>
            </mfenced>
          </mrow>
        </mrow>
      </mstyle>
      <mrow>
        <mi/>
        <mo stretchy="false">=</mo>
        <mi/>
      </mrow>
      <mfrac>
        <mn>1</mn>
        <msqrt>
          <mrow>
            <mi>n</mi>
            <mtext>!</mtext>
          </mrow>
        </msqrt>
      </mfrac>
      <mi/>
      <mstyle mathsize="70%">
        <mrow>
          <mrow>
            <mfenced open="〈" close="〉">
              <mrow>
                <mrow>
                  <mstyle mathsize="120%">
                    <mrow>
                      <mrow>
                        <mi>x</mi>
                      </mrow>
                    </mrow>
                  </mstyle>
                </mrow>
                <mo stretchy="false">∣</mo>
                <mrow>
                  <mstyle mathsize="120%">
                    <mrow>
                      <mrow>
                        <mstyle mathsize="70%">
                          <mrow>
                            <msup>
                              <mfenced open="(" close=")">
                                <mrow>
                                  <mrow>
                                    <mstyle mathsize="140%">
                                      <mrow>
                                        <msup>
                                          <mi>a</mi>
                                          <mo stretchy="false">†</mo>
                                        </msup>
                                      </mrow>
                                    </mstyle>
                                  </mrow>
                                </mrow>
                              </mfenced>
                              <mstyle mathsize="70%">
                                <mrow>
                                  <mi>n</mi>
                                </mrow>
                              </mstyle>
                            </msup>
                          </mrow>
                        </mstyle>
                      </mrow>
                    </mrow>
                  </mstyle>
                </mrow>
                <mo stretchy="false">∣</mo>
                <mrow>
                  <mstyle mathsize="120%">
                    <mrow>
                      <mrow>
                        <mn>0</mn>
                      </mrow>
                    </mrow>
                  </mstyle>
                </mrow>
              </mrow>
            </mfenced>
          </mrow>
        </mrow>
      </mstyle>
      <mrow>
        <mi/>
        <mo stretchy="false">=</mo>
        <mi/>
      </mrow>
      <mfrac>
        <mn>1</mn>
        <msqrt>
          <mrow>
            <msup>
              <mn>2</mn>
              <mi>n</mi>
            </msup>
            <mi>n</mi>
            <mtext>!</mtext>
          </mrow>
        </msqrt>
      </mfrac>
      <msup>
        <mfenced open="(" close=")">
          <mrow>
            <mrow>
              <mi>x</mi>
              <mo stretchy="false">−</mo>
              <mfrac>
                <mtext>d</mtext>
                <mrow>
                  <mtext>d</mtext>
                  <mi>x</mi>
                </mrow>
              </mfrac>
            </mrow>
          </mrow>
        </mfenced>
        <mi>n</mi>
      </msup>
      <msub>
        <mo stretchy="false">ϕ</mo>
        <mn>0</mn>
      </msub>
      <mrow>
        <mo stretchy="false">(</mo>
        <mrow>
          <mi>x</mi>
        </mrow>
        <mo stretchy="false">)</mo>
      </mrow>
    </mrow>
    <annotation encoding="StarMath 5.0">%iphi_n (x) `=`
size*0.7{left langle size*1.2{x} mline size*1.2{n} right rangle} `=`
1 over sqrt{n "!"} `
size*0.7{left langle size*1.2{x} mline size*1.2{size*0.7 left ( {size*1.4 a^%Ux2020} right )^size*0.7 n} mline size*1.2{0} right rangle}
`=` 
1 over sqrt{2^n n "!"} left (
x - "d" over {"d" x} right ) ^n
%iphi _0 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9:01:51.292000000</meta:creation-date>
    <meta:generator>LibreOffice/4.1.4.2$Windows_x86 LibreOffice_project/0a0440ccc0227ad9829de5f46be37cfb6edcf72</meta:generator>
  </office:meta>
</office:document-meta>
</file>